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Arial, sans-serif"/>
    <style:font-face style:name="SF Pro Display" svg:font-family="'SF Pro Display', 'SF Pro Icons', 'Apple WebExp Icons Custom',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db4a" officeooo:paragraph-rsid="0014db4a"/>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4pt" fo:letter-spacing="normal" fo:font-style="normal" fo:font-weight="normal"/>
    </style:style>
    <style:style style:name="P3" style:family="paragraph" style:parent-style-name="Heading_20_2">
      <style:text-properties officeooo:rsid="0014db4a" officeooo:paragraph-rsid="00185dff"/>
    </style:style>
    <style:style style:name="P4" style:family="paragraph" style:parent-style-name="Standard">
      <style:text-properties officeooo:rsid="0014db4a" officeooo:paragraph-rsid="0014db4a"/>
    </style:style>
    <style:style style:name="P5" style:family="paragraph" style:parent-style-name="Standard">
      <style:text-properties officeooo:rsid="0014db4a" officeooo:paragraph-rsid="00185dff"/>
    </style:style>
    <style:style style:name="P6" style:family="paragraph" style:parent-style-name="Standard">
      <style:text-properties officeooo:rsid="00185dff" officeooo:paragraph-rsid="00185dff"/>
    </style:style>
    <style:style style:name="P7" style:family="paragraph" style:parent-style-name="Standard">
      <style:text-properties officeooo:paragraph-rsid="00185dff"/>
    </style:style>
    <style:style style:name="P8" style:family="paragraph" style:parent-style-name="Standard">
      <style:text-properties officeooo:paragraph-rsid="001a5a1a"/>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4pt" fo:letter-spacing="normal" fo:font-style="normal" fo:font-weight="normal"/>
    </style:style>
    <style:style style:name="T1" style:family="text">
      <style:text-properties officeooo:rsid="0014db4a"/>
    </style:style>
    <style:style style:name="T2" style:family="text">
      <style:text-properties officeooo:rsid="00185dff"/>
    </style:style>
    <style:style style:name="T3" style:family="text">
      <style:text-properties officeooo:rsid="001a5a1a"/>
    </style:style>
    <style:style style:name="T4" style:family="text">
      <style:text-properties fo:font-variant="normal" fo:text-transform="none" fo:color="#0070c9" loext:opacity="100%" style:text-line-through-style="none" style:text-line-through-type="none" style:font-name="SF Pro Display" fo:font-size="10.1499996185303pt" fo:font-style="normal" style:text-underline-style="none" fo:font-weight="normal" style:text-blinking="false"/>
    </style:style>
    <text:list-style style:name="L1">
      <text:list-level-style-number text:level="1" text:style-name="Numbering_20_Symbols" style:num-suffix="." style:num-format="1">
        <style:list-level-properties text:space-before="0.282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eetings-</text:p>
      <text:p text:style-name="P2">I have an app idea that I'm pretty sold on and I want to run with as far I can take it. The app basically allows you to make friends and connect with people in your local area by making/joining activity plans.</text:p>
      <text:p text:style-name="P2">I've built the app, and it's just been released on the App Store, which is great, but it seems to me the hard part is just starting, which is to actually gain users, critical mass, etc., in other words the dreaded Cold Start.</text:p>
      <text:p text:style-name="P2">I have some ideas on approaches to take, and it would be great to hear any thoughts/advice on these or other avenues of building my app into a viable startup - basically, what would you do next if you were in my situation?</text:p>
      <text:p text:style-name="P2">More Info: I am solo, no partner/employees, working on this in my spare time. I'm an iOS Developer, and can take responsibility for anything the app needs. I'm having a website built (just as a companion landing page no functionality). I have no or negligible amounts of personal money to invest in this (maybe a couple of grand tops). My thoughts so far are:</text:p>
      <text:list xml:id="list1486167906" text:style-name="L1">
        <text:list-item>
          <text:p text:style-name="P9">Create A Launch Myself. This is Plan A, basically I'll spend around 6 months trying to build a waitlist of interested users, then release the app in my location (it's available only in other locations now), make sure the app is as good/shareable as it can be, bet everything on this one shot and hope it manages to take off. My concern with this is that, although I'm happy to put in the hard work, I don't want to waste all that time if there's a smarter way of doing it or I haven't a real hope of succeeding.</text:p>
        </text:list-item>
        <text:list-item>
          <text:p text:style-name="P9">Get A Partner. Maybe a better strategy would be to find a partner, someone to work with me, bounce ideas off, who could bring to the table this crucial business/marketing knowledge I don't have, or even contacts. Some expertise could really help out, but I'm aware that any partner would have to be very good, which would be tough to find, and full of potential pitfalls.</text:p>
        </text:list-item>
        <text:list-item>
          <text:p text:style-name="P9">Seek Investment. If I could somehow get someone to inject a ton of money into my app then I'm fairly confident I could make it a success, <text:soft-page-break/>however I'm not sure it will be easy to find that. I do have a good working product directly available for customers, which is definitely not nothing. However I have no users yet, no contacts, and I'm a nobody. I wonder if this is a viable route to explore, or perhaps look at funding in terms of government grants, kickstarter, etc.</text:p>
        </text:list-item>
      </text:list>
      <text:p text:style-name="P2">Anyway I think that's pretty much it, thanks for reading and any feedback/suggestions would be much appreciated. Cheers!</text:p>
      <text:p text:style-name="Standard"/>
      <text:p text:style-name="P6">TIKTOK</text:p>
      <text:p text:style-name="Standard"/>
      <text:p text:style-name="P1"><text:bookmark-start text:name="__DdeLink__3720_132487626"/>Hey Monica :) <text:s/>I’ve built an iOS App called ‘Just Friends’ that helps people meet and make friends with other people nearby. It’s going to launch in London in September, and the first users will get free access to a bunch of premium features. I’m trying to build a community of people to get on board – would you be interested? If so, just drop me your email and I’ll add you to the waitlist.</text:p>
      <text:p text:style-name="P1"/>
      <text:p text:style-name="P1">Thanks a lot. Jake 🤓<text:bookmark-end text:name="__DdeLink__3720_132487626"/></text:p>
      <text:p text:style-name="P1"/>
      <text:p text:style-name="P1"/>
      <text:p text:style-name="P1"/>
      <text:p text:style-name="P6">REDDIT</text:p>
      <text:p text:style-name="P6"/>
      <text:p text:style-name="P6"/>
      <text:p text:style-name="P5"><text:bookmark-start text:name="__DdeLink__3722_132487626"/>H<text:span text:style-name="T2">i </text:span><text:span text:style-name="T3">Londoners</text:span><text:span text:style-name="T2">!</text:span><text:bookmark-end text:name="__DdeLink__3722_132487626"/></text:p>
      <text:p text:style-name="P5"/>
      <text:p text:style-name="P7"><text:span text:style-name="T1">I’ve built an iOS App called ‘Just Friends’ that helps people meet and make friends with other people nearby. </text:span><text:span text:style-name="T2">You do this by making activity plans, seeing the plans of other users in your local area, and then connecting and taking it offline.</text:span></text:p>
      <text:p text:style-name="P7"/>
      <text:p text:style-name="P7"><text:span text:style-name="T2">I think London can be a pretty lonely city, and while there are a lot of apps geared towards finding dates, very few help you make new friends. ‘Just Friends’ would be a fun and easy way to address that problem.</text:span></text:p>
      <text:p text:style-name="P7"/>
      <text:p text:style-name="P8"><text:span text:style-name="T1">It’s going to launch in </text:span><text:span text:style-name="T2">the UK</text:span><text:span text:style-name="T1"> in September, and the first users will get free access to a bunch of premium features. I’m trying to </text:span><text:span text:style-name="T3">scope out</text:span><text:span text:style-name="T1"> a community of people </text:span><text:span text:style-name="T3">who might be interested, as it needs a user pool to be viable. If you’d like to be put on the waiting list, please feel free to DM me you email + mobile. I won’t spam you or anything, and hopefully you could get some use out of it.</text:span></text:p>
      <text:p text:style-name="P5"/>
      <text:p text:style-name="P5">Thanks a lot. Jak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Arial, sans-serif"/>
    <style:font-face style:name="SF Pro Display" svg:font-family="'SF Pro Display', 'SF Pro Icons', 'Apple WebExp Icons Custom',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08T18:36:08.936272227</meta:creation-date>
    <meta:editing-duration>PT22H51M47S</meta:editing-duration>
    <meta:editing-cycles>2</meta:editing-cycles>
    <meta:generator>LibreOffice/7.0.3.1$MacOSX_X86_64 LibreOffice_project/d7547858d014d4cf69878db179d326fc3483e082</meta:generator>
    <dc:date>2024-03-10T22:48:41.186279641</dc:date>
    <meta:document-statistic meta:table-count="0" meta:image-count="0" meta:object-count="0" meta:page-count="2" meta:paragraph-count="18" meta:word-count="720" meta:character-count="3809" meta:non-whitespace-character-count="3108"/>
  </office:meta>
</office:document-meta>
</file>